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name="Arial1" svg:font-family="Arial"/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swiss" style:font-pitch="variable" style:name="Arial" svg:font-family="Arial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FreeSans" svg:font-family="FreeSans"/>
    <style:font-face style:font-family-generic="system" style:font-pitch="variable" style:name="Noto Sans CJK SC Regular" svg:font-family="'Noto Sans CJK SC Regular'"/>
    <style:font-face style:font-family-generic="system" style:font-pitch="variable" style:name="Tahoma" svg:font-family="Tahoma"/>
  </office:font-face-decls>
  <office:automatic-styles>
    <style:style style:family="paragraph" style:name="P1" style:parent-style-name="Standard">
      <style:text-properties officeooo:rsid="003d6be3"/>
    </style:style>
    <style:style style:family="paragraph" style:name="P2" style:parent-style-name="Standard">
      <style:text-properties officeooo:paragraph-rsid="003d6be3" officeooo:rsid="003d6be3"/>
    </style:style>
    <style:style style:family="paragraph" style:name="P3" style:parent-style-name="Standard">
      <style:text-properties officeooo:paragraph-rsid="0051f0b9" officeooo:rsid="003d6be3"/>
    </style:style>
    <style:style style:family="paragraph" style:name="P4" style:parent-style-name="Standard">
      <style:text-properties officeooo:paragraph-rsid="003e95e4"/>
    </style:style>
    <style:style style:family="paragraph" style:name="P5" style:parent-style-name="Standard">
      <style:text-properties fo:font-weight="bold" style:font-weight-asian="bold" style:font-weight-complex="bold"/>
    </style:style>
    <style:style style:family="paragraph" style:name="P6" style:parent-style-name="Standard">
      <style:text-properties fo:font-weight="bold" officeooo:paragraph-rsid="003d6be3" style:font-weight-asian="bold" style:font-weight-complex="bold"/>
    </style:style>
    <style:style style:family="paragraph" style:name="P7" style:parent-style-name="Standard">
      <style:text-properties fo:font-weight="bold" officeooo:paragraph-rsid="00447555" style:font-weight-asian="bold" style:font-weight-complex="bold"/>
    </style:style>
    <style:style style:family="paragraph" style:name="P8" style:parent-style-name="Standard">
      <style:text-properties fo:font-weight="bold" officeooo:paragraph-rsid="004bbb77" style:font-weight-asian="bold" style:font-weight-complex="bold"/>
    </style:style>
    <style:style style:family="paragraph" style:name="P9" style:parent-style-name="Standard">
      <style:text-properties fo:font-weight="bold" officeooo:paragraph-rsid="005092a9" style:font-weight-asian="bold" style:font-weight-complex="bold"/>
    </style:style>
    <style:style style:family="paragraph" style:name="P10" style:parent-style-name="Standard">
      <style:text-properties fo:font-weight="bold" officeooo:paragraph-rsid="005181c9" style:font-weight-asian="bold" style:font-weight-complex="bold"/>
    </style:style>
    <style:style style:family="paragraph" style:name="P11" style:parent-style-name="Standard">
      <style:text-properties fo:font-weight="bold" officeooo:paragraph-rsid="0051f0b9" style:font-weight-asian="bold" style:font-weight-complex="bold"/>
    </style:style>
    <style:style style:family="paragraph" style:name="P12" style:parent-style-name="Standard">
      <style:text-properties fo:font-weight="bold" officeooo:paragraph-rsid="005217fd" officeooo:rsid="00473bbd" style:font-weight-asian="bold" style:font-weight-complex="bold"/>
    </style:style>
    <style:style style:family="paragraph" style:name="P13" style:parent-style-name="Standard">
      <style:text-properties fo:font-weight="bold" officeooo:paragraph-rsid="0055ae3d" officeooo:rsid="00473bbd" style:font-weight-asian="bold" style:font-weight-complex="bold"/>
    </style:style>
    <style:style style:family="paragraph" style:name="P14" style:parent-style-name="Standard">
      <style:text-properties officeooo:paragraph-rsid="00447555"/>
    </style:style>
    <style:style style:family="paragraph" style:name="P15" style:parent-style-name="Standard">
      <style:text-properties officeooo:paragraph-rsid="00473bbd" officeooo:rsid="00473bbd"/>
    </style:style>
    <style:style style:family="paragraph" style:name="P16" style:parent-style-name="Standard">
      <style:text-properties officeooo:paragraph-rsid="004a26b7" officeooo:rsid="00473bbd"/>
    </style:style>
    <style:style style:family="paragraph" style:name="P17" style:parent-style-name="Standard">
      <style:text-properties officeooo:paragraph-rsid="005217fd" officeooo:rsid="00473bbd"/>
    </style:style>
    <style:style style:family="paragraph" style:name="P18" style:parent-style-name="Standard">
      <style:text-properties officeooo:paragraph-rsid="00473bbd"/>
    </style:style>
    <style:style style:family="paragraph" style:name="P19" style:parent-style-name="Standard">
      <style:text-properties officeooo:paragraph-rsid="004a26b7"/>
    </style:style>
    <style:style style:family="paragraph" style:name="P20" style:parent-style-name="Standard">
      <style:text-properties officeooo:paragraph-rsid="004bbb77"/>
    </style:style>
    <style:style style:family="paragraph" style:name="P21" style:parent-style-name="Standard">
      <style:text-properties officeooo:paragraph-rsid="004bbb77" officeooo:rsid="004bbb77"/>
    </style:style>
    <style:style style:family="paragraph" style:name="P22" style:parent-style-name="Standard">
      <style:text-properties officeooo:paragraph-rsid="005092a9"/>
    </style:style>
    <style:style style:family="paragraph" style:name="P23" style:parent-style-name="Standard">
      <style:text-properties officeooo:paragraph-rsid="005181c9"/>
    </style:style>
    <style:style style:family="paragraph" style:name="P24" style:parent-style-name="Standard">
      <style:text-properties officeooo:paragraph-rsid="0051f0b9"/>
    </style:style>
    <style:style style:family="paragraph" style:name="P25" style:parent-style-name="Standard">
      <style:text-properties officeooo:paragraph-rsid="005217fd"/>
    </style:style>
    <style:style style:family="paragraph" style:name="P26" style:parent-style-name="Standard">
      <style:text-properties officeooo:paragraph-rsid="005217fd" officeooo:rsid="005217fd"/>
    </style:style>
    <style:style style:family="paragraph" style:name="P27" style:parent-style-name="Heading_20_2">
      <style:text-properties fo:font-weight="bold" style:font-weight-asian="bold" style:font-weight-complex="bold"/>
    </style:style>
    <style:style style:family="paragraph" style:name="P28" style:parent-style-name="Standard">
      <style:text-properties officeooo:paragraph-rsid="005217fd" officeooo:rsid="00473bbd"/>
    </style:style>
    <style:style style:family="paragraph" style:name="P29" style:parent-style-name="Standard">
      <style:text-properties officeooo:paragraph-rsid="005ad032" officeooo:rsid="00473bbd"/>
    </style:style>
    <style:style style:family="paragraph" style:name="P30" style:parent-style-name="Standard">
      <style:text-properties fo:font-weight="bold" officeooo:paragraph-rsid="005ad032" officeooo:rsid="00473bbd" style:font-weight-asian="bold" style:font-weight-complex="bold"/>
    </style:style>
    <style:style style:family="paragraph" style:name="P31">
      <style:paragraph-properties fo:line-height="100%" fo:margin-bottom="0cm" fo:margin-left="0cm" fo:margin-right="0cm" fo:margin-top="0cm" fo:text-align="start" fo:text-indent="0cm" style:line-break="strict" style:punctuation-wrap="simple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officeooo:rsid="003d6be3"/>
    </style:style>
    <style:style style:family="text" style:name="T2">
      <style:text-properties officeooo:rsid="00447555"/>
    </style:style>
    <style:style style:family="text" style:name="T3">
      <style:text-properties officeooo:rsid="0045cef9"/>
    </style:style>
    <style:style style:family="text" style:name="T4">
      <style:text-properties officeooo:rsid="00472802"/>
    </style:style>
    <style:style style:family="text" style:name="T5">
      <style:text-properties officeooo:rsid="00473bbd"/>
    </style:style>
    <style:style style:family="text" style:name="T6">
      <style:text-properties officeooo:rsid="004a26b7"/>
    </style:style>
    <style:style style:family="text" style:name="T7">
      <style:text-properties officeooo:rsid="004bbb77"/>
    </style:style>
    <style:style style:family="text" style:name="T8">
      <style:text-properties fo:font-weight="normal" style:font-weight-asian="normal" style:font-weight-complex="normal"/>
    </style:style>
    <style:style style:family="text" style:name="T9">
      <style:text-properties officeooo:rsid="005092a9"/>
    </style:style>
    <style:style style:family="text" style:name="T10">
      <style:text-properties officeooo:rsid="005181c9"/>
    </style:style>
    <style:style style:family="text" style:name="T11">
      <style:text-properties officeooo:rsid="0051f0b9"/>
    </style:style>
    <style:style style:family="text" style:name="T12">
      <style:text-properties officeooo:rsid="005217fd"/>
    </style:style>
    <style:style style:family="text" style:name="T13">
      <style:text-properties officeooo:rsid="0055ae3d"/>
    </style:style>
    <style:style style:family="text" style:name="T14">
      <style:text-properties officeooo:rsid="00570759"/>
    </style:style>
    <style:style style:family="text" style:name="T15">
      <style:text-properties officeooo:rsid="005f85bc"/>
    </style:style>
    <style:style style:family="text" style:name="T16">
      <style:text-properties fo:background-color="transparent" fo:color="#000000" fo:country="BE" fo:font-size="10pt" fo:font-style="normal" fo:font-variant="normal" fo:font-weight="normal" fo:language="fr" fo:letter-spacing="normal" fo:text-shadow="none" fo:text-transform="none" loext:opacity="100%" style:country-asian="CN" style:country-complex="IN" style:font-name="Arial1" style:font-name-asian="Noto Sans CJK SC Regular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Impression membre par membre :</text:p>
      <text:p text:style-name="Standard"/>
      <text:p text:style-name="P5">1) view.print_attendees(by_parent_org=True, render_as_html=True)</text:p>
      <text:p text:style-name="Standard"/>
      <text:p text:style-name="Standard"><office:annotation><dc:creator>bleybaert</dc:creator><dc:date>2018-04-17T14:07:32</dc:date><loext:sender-initials>ble</loext:sender-initials><text:p text:style-name="P31"><text:span text:style-name="T16">do text</text:span></text:p><text:p text:style-name="P31"><text:span text:style-name="T16">from xhtml(view.print_attendees(by_parent_org=True, render_as_html=True))</text:span></text:p></office:annotation>presents</text:p>
      <text:p text:style-name="Standard"/>
      <text:p text:style-name="P5">2) view.print_attendees(by_parent_org=False, render_as_html=True)</text:p>
      <text:p text:style-name="Standard"/>
      <text:p text:style-name="Standard"><office:annotation><dc:creator>bleybaert</dc:creator><dc:date>2018-04-17T14:07:32</dc:date><loext:sender-initials>ble</loext:sender-initials><text:p text:style-name="P31"><text:span text:style-name="T16">do text</text:span></text:p><text:p text:style-name="P31"><text:span text:style-name="T16">from xhtml(view.print_attendees(by_parent_org=False, render_as_html=True))</text:span></text:p></office:annotation>presents</text:p>
      <text:p text:style-name="Standard"/>
      <text:p text:style-name="P9"><text:span text:style-name="T9">3</text:span>) view.print_attendees(by_parent_org=False, <text:span text:style-name="T9">abbreviate_firstname=True, </text:span>render_as_html=True)</text:p>
      <text:p text:style-name="P22"/>
      <text:p text:style-name="P22"><office:annotation><dc:creator>bleybaert</dc:creator><dc:date>2018-04-17T14:07:32</dc:date><loext:sender-initials>ble</loext:sender-initials><text:p text:style-name="P31"><text:span text:style-name="T16">do text</text:span></text:p><text:p text:style-name="P31"><text:span text:style-name="T16">from xhtml(view.print_attendees(by_parent_org=False, abbreviate_firstname=True, render_as_html=True))</text:span></text:p></office:annotation>presents</text:p>
      <text:p text:style-name="P9"/>
      <text:p text:style-name="P6"><text:span text:style-name="T9">4</text:span>)<text:span text:style-name="T1"> view.print_attendees(by_parent_org=False, render_as_html=False)</text:span></text:p>
      <text:p text:style-name="Standard"/>
      <text:p text:style-name="P1"><text:text-input text:description="">view.print_attendees(by_parent_org=False, render_as_html=False)</text:text-input></text:p>
      <text:p text:style-name="P2"/>
      <text:p text:style-name="P11"><text:span text:style-name="T11">5</text:span>)<text:span text:style-name="T1"> view.print_attendees(by_parent_org=False, render_as_html=False, ignore_non_attendees=False)</text:span></text:p>
      <text:p text:style-name="P24"/>
      <text:p text:style-name="P26"><text:text-input text:description="">view.print_attendees(by_parent_org=False, render_as_html=False, ignore_non_attendees=False)</text:text-input></text:p>
      <text:p text:style-name="P3"/>
      <text:p text:style-name="P27">Impression groupée par type (présent, absent, ...) :</text:p>
      <text:p text:style-name="P2"/>
      <text:p text:style-name="P5"><text:span text:style-name="T12">6</text:span>) view.print_attendees_by_type(render_as_html=True)</text:p>
      <text:p text:style-name="Standard"/>
      <text:p text:style-name="Standard"><office:annotation><dc:creator>bleybaert</dc:creator><dc:date>2018-04-17T14:07:32</dc:date><loext:sender-initials>ble</loext:sender-initials><text:p text:style-name="P31"><text:span text:style-name="T16">do text</text:span></text:p><text:p text:style-name="P31"><text:span text:style-name="T16">from xhtml(view.print_attendees_by_type(render_as_html=True))</text:span></text:p></office:annotation>presents</text:p>
      <text:p text:style-name="Standard"/>
      <text:p text:style-name="P10"><text:span text:style-name="T12">7</text:span>) view.print_attendees_by_type(<text:span text:style-name="T10">abbreviate_firstname=True, </text:span>render_as_html=True)</text:p>
      <text:p text:style-name="P23"/>
      <text:p text:style-name="P23"><office:annotation><dc:creator>bleybaert</dc:creator><dc:date>2018-04-17T14:07:32</dc:date><loext:sender-initials>ble</loext:sender-initials><text:p text:style-name="P31"><text:span text:style-name="T16">do text</text:span></text:p><text:p text:style-name="P31"><text:span text:style-name="T16">from xhtml(view.print_attendees_by_type(abbreviate_firstname=True, render_as_html=True))</text:span></text:p></office:annotation>presents</text:p>
      <text:p text:style-name="P10"/>
      <text:p text:style-name="P5"><text:span text:style-name="T12">8</text:span>) view.print_attendees_by_type(by_parent_org=True, render_as_html=True)</text:p>
      <text:p text:style-name="Standard"/>
      <text:p text:style-name="Standard"><office:annotation><dc:creator>bleybaert</dc:creator><dc:date>2018-04-17T14:07:32</dc:date><loext:sender-initials>ble</loext:sender-initials><text:p text:style-name="P31"><text:span text:style-name="T16">do text</text:span></text:p><text:p text:style-name="P31"><text:span text:style-name="T16">from xhtml(view.print_attendees_by_type(by_parent_org=True, render_as_html=True))</text:span></text:p></office:annotation>presents</text:p>
      <text:p text:style-name="Standard"/>
      <text:p text:style-name="P5"><text:span text:style-name="T12">9</text:span>) view.print_attendees_by_type(<text:span text:style-name="T4">group_position_type</text:span>=True, render_as_html=True)</text:p>
      <text:p text:style-name="Standard"/>
      <text:p text:style-name="Standard"><office:annotation><dc:creator>bleybaert</dc:creator><dc:date>2018-04-17T14:07:32</dc:date><loext:sender-initials>ble</loext:sender-initials><text:p text:style-name="P31"><text:span text:style-name="T16">do text</text:span></text:p><text:p text:style-name="P31"><text:span text:style-name="T16">from xhtml(view.print_attendees_by_type(group_position_type=True, render_as_html=True))</text:span></text:p></office:annotation>presents</text:p>
      <text:p text:style-name="Standard"/>
      <text:p text:style-name="P8"><text:span text:style-name="T12">10</text:span>) view.print_attendees_by_type(<text:span text:style-name="T4">group_position_type</text:span>=True, render_as_html=True, <text:span text:style-name="T7">ignored_pos_type_ids=[]</text:span>)</text:p>
      <text:p text:style-name="P20"/>
      <text:p text:style-name="P21"><text:soft-page-break/>Affiche également les fonctions occupées qui n’utilise pas position_type mais pour lesquelles un label est défini, sinon par défaut<text:span text:style-name="T8"> ignored_pos_type_ids=['default'] ce qui signifie que les fonctions sans position_type, le label n’est pas affiché</text:span></text:p>
      <text:p text:style-name="P20"/>
      <text:p text:style-name="P20"><office:annotation><dc:creator>bleybaert</dc:creator><dc:date>2018-04-17T14:07:32</dc:date><loext:sender-initials>ble</loext:sender-initials><text:p text:style-name="P31"><text:span text:style-name="T16">do text</text:span></text:p><text:p text:style-name="P31"><text:span text:style-name="T16">from xhtml(view.print_attendees_by_type(group_position_type=True, render_as_html=True, ignored_pos_type_ids=[]))</text:span></text:p></office:annotation>presents</text:p>
      <text:p text:style-name="P8"/>
      <text:p text:style-name="P5"><text:span text:style-name="T9">11) </text:span>view.print_attendees_by_type(by_parent_org=True, <text:span text:style-name="T4">group_</text:span>position_type=True, render_as_html=True)</text:p>
      <text:p text:style-name="Standard"/>
      <text:p text:style-name="Standard"><office:annotation><dc:creator>bleybaert</dc:creator><dc:date>2018-04-17T14:07:32</dc:date><loext:sender-initials>ble</loext:sender-initials><text:p text:style-name="P31"><text:span text:style-name="T16">do text</text:span></text:p><text:p text:style-name="P31"><text:span text:style-name="T16">from xhtml(view.print_attendees_by_type(by_parent_org=True, group_position_type=True, render_as_html=True))</text:span></text:p></office:annotation>presents</text:p>
      <text:p text:style-name="Standard"/>
      <text:p text:style-name="P7"><text:span text:style-name="T9">12</text:span>) view.print_attendees_by_type(by_parent_org=True, <text:span text:style-name="T2">group</text:span>_position_type=True, render_as_html=True<text:span text:style-name="T2">, striked_attendee_types=['excused']</text:span>)</text:p>
      <text:p text:style-name="P14"/>
      <text:p text:style-name="P14"><office:annotation><dc:creator>bleybaert</dc:creator><dc:date>2018-04-17T14:07:32</dc:date><loext:sender-initials>ble</loext:sender-initials><text:p text:style-name="P31"><text:span text:style-name="T16">do text</text:span></text:p><text:p text:style-name="P31"><text:span text:style-name="T16">from xhtml(view.print_attendees_by_type(by_parent_org=True, group_position_type=True, render_as_html=True, striked_attendee_types=['excused']))</text:span></text:p></office:annotation>presents</text:p>
      <text:p text:style-name="P14"/>
      <text:p text:style-name="P5"><text:span text:style-name="T3">13</text:span>) view.print_attendees_by_type(<text:span text:style-name="T5">group</text:span>_position_type=True, render_as_html=True, included_attendee_types=['attendee'])</text:p>
      <text:p text:style-name="Standard"/>
      <text:p text:style-name="Standard"><office:annotation><dc:creator>bleybaert</dc:creator><dc:date>2018-04-17T14:07:32</dc:date><loext:sender-initials>ble</loext:sender-initials><text:p text:style-name="P31"><text:span text:style-name="T16">do text</text:span></text:p><text:p text:style-name="P31"><text:span text:style-name="T16">from xhtml(view.print_attendees_by_type(group_position_type=True, render_as_html=True, included_attendee_types=['attendee']))</text:span></text:p></office:annotation>presents</text:p>
      <text:p text:style-name="Standard"/>
      <text:p text:style-name="P5"><text:span text:style-name="T3">14</text:span>) view.print_attendees_by_type(<text:span text:style-name="T5">group</text:span>_position_type=True, render_as_html=True, custom_grouped_attendee_type_patterns={'attendee':{'*':u''}}, included_attendee_types=['attendee'])</text:p>
      <text:p text:style-name="Standard"/>
      <text:p text:style-name="Standard"><office:annotation><dc:creator>bleybaert</dc:creator><dc:date>2018-04-17T14:07:32</dc:date><loext:sender-initials>ble</loext:sender-initials><text:p text:style-name="P31"><text:span text:style-name="T16">do text</text:span></text:p><text:p text:style-name="P31"><text:span text:style-name="T16">from xhtml(view.print_attendees_by_type(group_position_type=True, render_as_html=True, custom_grouped_attendee_type_patterns={'attendee':{'*':u''}}, included_attendee_types=['attendee']))</text:span></text:p></office:annotation>presents</text:p>
      <text:p text:style-name="Standard"/>
      <text:p text:style-name="P5">1<text:span text:style-name="T12">5</text:span>) view.print_attendees_by_type(<text:span text:style-name="T5">group</text:span>_position_type=True, render_as_html=True, custom_grouped_attendee_type_patterns={'item_absent':{'*':u''}}, included_attendee_types=['item_absent'])</text:p>
      <text:p text:style-name="P4"/>
      <text:p text:style-name="Standard"><office:annotation><dc:creator>bleybaert</dc:creator><dc:date>2018-04-17T14:07:32</dc:date><loext:sender-initials>ble</loext:sender-initials><text:p text:style-name="P31"><text:span text:style-name="T16">do text</text:span></text:p><text:p text:style-name="P31"><text:span text:style-name="T16">from xhtml(view.print_attendees_by_type(group_position_type=True, render_as_html=True, custom_grouped_attendee_type_patterns={'item_absent':{'*':u''}}, included_attendee_types=['item_absent']))</text:span></text:p></office:annotation>presents</text:p>
      <text:p text:style-name="Standard"/>
      <text:p text:style-name="P5">1<text:span text:style-name="T12">6</text:span>) view.print_attendees_by_type(<text:span text:style-name="T5">group</text:span>_position_type=True, render_as_html=True, custom_grouped_attendee_type_patterns={'excused':{'*':u''}}, included_attendee_types=['excused'])</text:p>
      <text:p text:style-name="Standard"/>
      <text:p text:style-name="Standard"><office:annotation><dc:creator>bleybaert</dc:creator><dc:date>2018-04-17T14:07:32</dc:date><loext:sender-initials>ble</loext:sender-initials><text:p text:style-name="P31"><text:span text:style-name="T16">do text</text:span></text:p><text:p text:style-name="P31"><text:span text:style-name="T16">from xhtml(view.print_attendees_by_type(group_position_type=True, render_as_html=True, custom_grouped_attendee_type_patterns={'excused':{'*':u''}}, included_attendee_types=['excused', 'item_excused']))</text:span></text:p></office:annotation>presents</text:p>
      <text:p text:style-name="Standard"/>
      <text:p text:style-name="P13">1<text:span text:style-name="T12">7</text:span>) view.print_attendees_by_type(by_parent_org=False, group_position_type=True, striked_attendee_types=['excused<text:span text:style-name="T13">', 'item_excused'</text:span>], show_grouped_attendee_type=False)</text:p>
      <text:p text:style-name="P15"/>
      <text:p text:style-name="P18"><office:annotation><dc:creator>bleybaert</dc:creator><dc:date>2018-04-17T14:07:32</dc:date><loext:sender-initials>ble</loext:sender-initials><text:p text:style-name="P31"><text:span text:style-name="T16">do text</text:span></text:p><text:p><text:span text:style-name="T16">from xhtml(view.print_attendees_by_type(by_parent_org=False, group_position_type=True, striked_attendee_types=['excused', 'item_excused'], show_grouped_attendee_type=False))</text:span></text:p></office:annotation>presents</text:p>
      <text:p text:style-name="P15"/>
      <text:p text:style-name="P13">1<text:span text:style-name="T12">8</text:span>) view.print_attendees_by_type(by_parent_org=False, group_position_type=True, striked_attendee_types=['<text:span text:style-name="T6">absent</text:span>', 'excused', '<text:span text:style-name="T13">item_absent', 'item_excused'</text:span>], show_grouped_attendee_type=False, show_<text:span text:style-name="T6">item_</text:span>grouped_attendee_type=False)</text:p>
      <text:p text:style-name="P16"/>
      <text:p text:style-name="P19"><office:annotation><dc:creator>bleybaert</dc:creator><dc:date>2018-04-17T14:07:32</dc:date><loext:sender-initials>ble</loext:sender-initials><text:p text:style-name="P31"><text:span text:style-name="T16">do text</text:span></text:p><text:p><text:span text:style-name="T16">from xhtml(view.print_attendees_by_type(by_parent_org=False, group_position_type=True, striked_attendee_types=['absent', 'excused', 'item_absent', 'item_excused'], show_grouped_attendee_type=False))</text:span></text:p></office:annotation>presents</text:p>
      <text:p text:style-name="P16"><text:soft-page-break/></text:p>
      <text:p text:style-name="P12">1<text:span text:style-name="T12">9</text:span>) view.print_attendees_by_type(by_parent_org=False, group_position_type=<text:span text:style-name="T14">False</text:span>, striked_attendee_types=['<text:span text:style-name="T6">absent</text:span>', 'excused', '<text:span text:style-name="T13">item_absent', 'item_excused', </text:span>'<text:span text:style-name="T13">item_non_attendee'</text:span>], show_grouped_attendee_type=False, show_<text:span text:style-name="T6">item_</text:span>grouped_attendee_type=False, <text:span text:style-name="T12">ignore_non_attendees=False</text:span>)</text:p>
      <text:p text:style-name="P17"/>
      <text:p text:style-name="P25"><office:annotation><dc:creator>bleybaert</dc:creator><dc:date>2018-04-17T14:07:32</dc:date><loext:sender-initials>ble</loext:sender-initials><text:p text:style-name="P31"><text:span text:style-name="T16">do text</text:span></text:p><text:p><text:span text:style-name="T16">from xhtml(view.print_attendees_by_type(by_parent_org=False, group_position_type=False, striked_attendee_types=['absent', 'excused', 'item_absent', 'item_excused', 'item_non_attendee'], show_grouped_attendee_type=False, show_item_grouped_attendee_type=False, ignore_non_attendees=False))</text:span></text:p></office:annotation>presents</text:p>
      <text:p text:style-name="P17"/>
      <text:p text:style-name="P12"><text:span text:style-name="T12">20</text:span>) view.print_attendees_by_type(group_position_type=True, <text:span text:style-name="T12">ignore_non_attendees=False</text:span>)</text:p>
      <text:p text:style-name="P17"/>
      <text:p text:style-name="P25"><office:annotation><dc:creator>bleybaert</dc:creator><dc:date>2018-04-17T14:07:32</dc:date><loext:sender-initials>ble</loext:sender-initials><text:p text:style-name="P31"><text:span text:style-name="T16">do text</text:span></text:p><text:p><text:span text:style-name="T16">from xhtml(view.print_attendees_by_type(group_position_type=True, ignore_non_attendees=False))</text:span></text:p></office:annotation>presents</text:p>
      <text:p text:style-name="P17"/>
      <text:p text:style-name="P30"><text:span text:style-name="T12">2</text:span><text:span text:style-name="T15">1</text:span>) view.printAssembly(position_type_format=u", &lt;b&gt;&lt;i&gt;{0}&lt;/i&gt;&lt;/b&gt;;")</text:p>
      <text:p text:style-name="P29"/>
      <text:p text:style-name="P29"><office:annotation><dc:creator>bleybaert</dc:creator><dc:date>2018-04-17T14:07:32</dc:date><loext:sender-initials>ble</loext:sender-initials><text:p text:style-name="P31"><text:span text:style-name="T16">do text</text:span></text:p><text:p><text:span text:style-name="T16">from xhtml(view.print_assembly(position_type_format=u", &lt;b&gt;&lt;i&gt;{0}&lt;/i&gt;&lt;/b&gt;;"))</text:span></text:p></office:annotation>presents</text:p>
      <text:p text:style-name="P29"/>
      <text:p text:style-name="P30"><text:span text:style-name="T12">2</text:span><text:span text:style-name="T15">2</text:span>) view.printAssembly(position_type_format=u", &lt;b&gt;{0}&lt;/b&gt;", pos_attendee_separator=', &lt;br/&gt;')</text:p>
      <text:p text:style-name="P29"/>
      <text:p text:style-name="P29"><office:annotation><dc:creator>bleybaert</dc:creator><dc:date>2018-04-17T14:07:32</dc:date><loext:sender-initials>ble</loext:sender-initials><text:p text:style-name="P31"><text:span text:style-name="T16">do text</text:span></text:p><text:p><text:span text:style-name="T16">from xhtml(view.print_assembly(position_type_format=u", &lt;b&gt;{0}&lt;/b&gt;", pos_attendee_separator=', &lt;br/&gt;'))</text:span></text:p></office:annotation>present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2">
  <office:font-face-decls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BE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.499cm" fo:margin-right="0cm" fo:margin-top="0cm" fo:margin-bottom="0cm" loext:contextual-spacing="false" fo:line-height="120%" fo:text-indent="0cm" style:auto-text-indent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bleybaert</meta:initial-creator>
    <meta:creation-date>2018-04-17T13:11:01.218756399</meta:creation-date>
    <dc:date>2021-01-13T09:58:47.949358887</dc:date>
    <meta:editing-duration>PT3H31M43S</meta:editing-duration>
    <meta:editing-cycles>55</meta:editing-cycles>
    <meta:generator>LibreOffice/7.0.4.2$Linux_X86_64 LibreOffice_project/00$Build-2</meta:generator>
    <dc:creator>Antoine Duchêne</dc:creator>
    <meta:document-statistic meta:table-count="0" meta:image-count="0" meta:object-count="0" meta:page-count="3" meta:paragraph-count="47" meta:word-count="172" meta:character-count="3224" meta:non-whitespace-character-count="3103"/>
  </office:meta>
</office:document-meta>
</file>